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text-align="center" style:justify-single-word="false" fo:background-color="#ffffff" style:vertical-align="baseli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text-align="center" style:justify-single-word="false" fo:background-color="#ffffff" style:vertical-align="baseline"/>
      <style:text-properties officeooo:paragraph-rsid="0018524e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officeooo:paragraph-rsid="0018013e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officeooo:paragraph-rsid="0018524e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officeooo:paragraph-rsid="00164764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officeooo:rsid="0018013e" officeooo:paragraph-rsid="0018013e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8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9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111111" fo:font-size="12pt" officeooo:rsid="00163417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10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officeooo:paragraph-rsid="00164764"/>
    </style:style>
    <style:style style:name="P11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officeooo:paragraph-rsid="0018013e"/>
    </style:style>
    <style:style style:name="P12" style:family="paragraph" style:parent-style-name="Standard">
      <style:text-properties officeooo:paragraph-rsid="0018524e"/>
    </style:style>
    <style:style style:name="P13" style:family="paragraph" style:parent-style-name="Standard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14" style:family="paragraph" style:parent-style-name="Standard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officeooo:paragraph-rsid="00164764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18524e"/>
    </style:style>
    <style:style style:name="P16" style:family="paragraph" style:parent-style-name="Standard" style:master-page-name="Standard">
      <loext:graphic-properties draw:fill="solid" draw:fill-color="#ffffff"/>
      <style:paragraph-properties fo:margin-top="0.1252in" fo:margin-bottom="0.1252in" loext:contextual-spacing="false" style:line-height-at-least="0.2665in" fo:text-align="center" style:justify-single-word="false" style:page-number="auto" fo:background-color="#ffffff" style:vertical-align="baseline"/>
    </style:style>
    <style:style style:name="P17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text-align="center" style:justify-single-word="false" fo:background-color="#ffffff" style:vertical-align="baseline"/>
      <style:text-properties fo:color="#111111" officeooo:rsid="00163417" style:font-name-asian="Times New Roman1" style:language-asian="en" style:country-asian="GB"/>
    </style:style>
    <style:style style:name="P18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111111" fo:font-size="12pt" fo:font-weight="bold" officeooo:paragraph-rsid="00164764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19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20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fo:font-size="14pt" fo:font-weight="bold" officeooo:paragraph-rsid="0018013e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21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style:font-name="Calibri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22" style:family="paragraph" style:parent-style-name="Standard">
      <style:text-properties fo:color="#ff8150" style:font-name="Calibri" fo:font-size="14pt" fo:font-weight="bold" officeooo:rsid="0018524e" officeooo:paragraph-rsid="0018524e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23" style:family="paragraph" style:parent-style-name="Standard">
      <style:text-properties fo:color="#ff8150" style:font-name="Calibri" fo:font-size="14pt" fo:font-weight="bold" officeooo:paragraph-rsid="0018524e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24" style:family="paragraph" style:parent-style-name="Standard">
      <style:text-properties officeooo:paragraph-rsid="0018524e"/>
    </style:style>
    <style:style style:name="P25" style:family="paragraph" style:parent-style-name="Standard">
      <style:text-properties officeooo:paragraph-rsid="001c9111"/>
    </style:style>
    <style:style style:name="P26" style:family="paragraph" style:parent-style-name="Standard" style:list-style-name="WWNum1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P27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28" style:family="paragraph" style:parent-style-name="Standard" style:list-style-name="WWNum1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29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0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rsid="0018013e" officeooo:paragraph-rsid="0018013e" style:font-name-asian="Times New Roman1" style:font-size-asian="12pt" style:language-asian="en" style:country-asian="GB" style:font-name-complex="Times New Roman1" style:font-size-complex="12pt"/>
    </style:style>
    <style:style style:name="P31" style:family="paragraph" style:parent-style-name="Standard" style:list-style-name="WWNum1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2" style:family="paragraph" style:parent-style-name="Standard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fo:font-weight="bold" officeooo:rsid="00164764" officeooo:paragraph-rsid="00164764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36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37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officeooo:rsid="0018524e" officeooo:paragraph-rsid="0018013e" style:font-name-asian="Times New Roman1" style:font-size-asian="12pt" style:language-asian="en" style:country-asian="GB" style:font-name-complex="Times New Roman1" style:font-size-complex="12pt"/>
    </style:style>
    <style:style style:name="P38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officeooo:rsid="0018524e" officeooo:paragraph-rsid="0018524e" style:font-name-asian="Times New Roman1" style:font-size-asian="12pt" style:language-asian="en" style:country-asian="GB" style:font-name-complex="Times New Roman1" style:font-size-complex="12pt"/>
    </style:style>
    <style:style style:name="P3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reak-before="page" fo:background-color="#ffffff" style:vertical-align="baseline"/>
      <style:text-properties fo:color="#ff8150" style:font-name="Calibri" fo:font-size="14pt" fo:font-weight="bold" officeooo:paragraph-rsid="0018524e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40" style:family="paragraph">
      <loext:graphic-properties draw:fill="solid" draw:fill-color="#ff8251"/>
      <style:paragraph-properties fo:text-align="center"/>
    </style:style>
    <style:style style:name="T1" style:family="text">
      <style:text-properties fo:color="#111111" fo:font-size="22pt" officeooo:rsid="00163417" style:font-name-asian="Times New Roman1" style:font-size-asian="22pt" style:language-asian="en" style:country-asian="GB" style:font-size-complex="22pt"/>
    </style:style>
    <style:style style:name="T2" style:family="text">
      <style:text-properties fo:color="#111111" style:font-name-asian="Times New Roman1" style:language-asian="en" style:country-asian="GB"/>
    </style:style>
    <style:style style:name="T3" style:family="text">
      <style:text-properties fo:color="#111111" officeooo:rsid="00163417" style:font-name-asian="Times New Roman1" style:language-asian="en" style:country-asian="GB"/>
    </style:style>
    <style:style style:name="T4" style:family="text"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T5" style:family="text">
      <style:text-properties fo:color="#111111" fo:font-size="12pt" officeooo:rsid="00164764" style:font-name-asian="Times New Roman1" style:font-size-asian="12pt" style:language-asian="en" style:country-asian="GB" style:font-name-complex="Times New Roman1" style:font-size-complex="12pt"/>
    </style:style>
    <style:style style:name="T6" style:family="text">
      <style:text-properties fo:color="#111111" fo:font-size="12pt" officeooo:rsid="0018013e" style:font-name-asian="Times New Roman1" style:font-size-asian="12pt" style:language-asian="en" style:country-asian="GB" style:font-name-complex="Times New Roman1" style:font-size-complex="12pt"/>
    </style:style>
    <style:style style:name="T7" style:family="text">
      <style:text-properties fo:color="#111111" fo:font-size="12pt" officeooo:rsid="0018524e" style:font-name-asian="Times New Roman1" style:font-size-asian="12pt" style:language-asian="en" style:country-asian="GB" style:font-name-complex="Times New Roman1" style:font-size-complex="12pt"/>
    </style:style>
    <style:style style:name="T8" style:family="text">
      <style:text-properties fo:color="#111111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9" style:family="text">
      <style:text-properties fo:color="#111111" fo:font-size="12pt" fo:font-weight="bold" officeooo:rsid="00164764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10" style:family="text">
      <style:text-properties fo:color="#111111" fo:font-size="12pt" fo:font-weight="bold" officeooo:rsid="0018013e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11" style:family="text">
      <style:text-properties fo:color="#111111" fo:font-size="12pt" fo:font-weight="bold" officeooo:rsid="0018524e" style:font-name-asian="Times New Roman1" style:font-size-asian="12pt" style:language-asian="en" style:country-asian="GB" style:font-weight-asian="bold" style:font-name-complex="Times New Roman1" style:font-size-complex="12pt" style:font-weight-complex="bold"/>
    </style:style>
    <style:style style:name="T12" style:family="text">
      <style:text-properties fo:color="#111111" fo:font-size="12pt" fo:font-style="italic" style:font-name-asian="Times New Roman1" style:font-size-asian="12pt" style:language-asian="en" style:country-asian="GB" style:font-style-asian="italic" style:font-name-complex="Times New Roman1" style:font-size-complex="12pt" style:font-style-complex="italic" loext:padding="0in" loext:border="none"/>
    </style:style>
    <style:style style:name="T13" style:family="text">
      <style:text-properties fo:color="#111111" fo:font-size="12pt" fo:font-style="italic" officeooo:rsid="0018013e" style:font-name-asian="Times New Roman1" style:font-size-asian="12pt" style:language-asian="en" style:country-asian="GB" style:font-style-asian="italic" style:font-name-complex="Times New Roman1" style:font-size-complex="12pt" style:font-style-complex="italic" loext:padding="0in" loext:border="none"/>
    </style:style>
    <style:style style:name="T14" style:family="text">
      <style:text-properties fo:color="#111111" fo:font-size="12pt" fo:font-weight="normal" officeooo:rsid="0018524e" style:font-name-asian="Times New Roman1" style:font-size-asian="12pt" style:language-asian="en" style:country-asian="GB" style:font-weight-asian="normal" style:font-name-complex="Times New Roman1" style:font-size-complex="12pt" style:font-weight-complex="normal"/>
    </style:style>
    <style:style style:name="T15" style:family="text">
      <style:text-properties fo:color="#ff8150" style:font-name="Calibri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T16" style:family="text">
      <style:text-properties fo:color="#ff8251" fo:font-size="12pt" fo:font-style="italic" fo:font-weight="bold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17" style:family="text">
      <style:text-properties fo:color="#ff8251" fo:font-size="12pt" fo:font-style="italic" fo:font-weight="bold" officeooo:rsid="00164764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18" style:family="text">
      <style:text-properties fo:color="#ff8251" fo:font-size="12pt" fo:font-style="italic" fo:font-weight="bold" officeooo:rsid="0018013e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19" style:family="text">
      <style:text-properties officeooo:rsid="0016476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666666" fo:font-size="12pt" fo:font-style="normal" fo:font-weight="normal" officeooo:rsid="00164764" style:font-name-asian="Times New Roman1" style:font-size-asian="12pt" style:language-asian="en" style:country-asian="GB" style:font-style-asian="normal" style:font-weight-asian="normal" style:font-name-complex="Times New Roman1" style:font-size-complex="12pt" style:font-style-complex="normal" style:font-weight-complex="normal" loext:padding="0in" loext:border="none"/>
    </style:style>
    <style:style style:name="T22" style:family="text">
      <style:text-properties fo:color="#666666" fo:font-size="12pt" fo:font-style="normal" fo:font-weight="normal" officeooo:rsid="0018013e" style:font-name-asian="Times New Roman1" style:font-size-asian="12pt" style:language-asian="en" style:country-asian="GB" style:font-style-asian="normal" style:font-weight-asian="normal" style:font-name-complex="Times New Roman1" style:font-size-complex="12pt" style:font-style-complex="normal" style:font-weight-complex="normal" loext:padding="0in" loext:border="none"/>
    </style:style>
    <style:style style:name="T23" style:family="text">
      <style:text-properties fo:color="#666666" fo:font-size="12pt" fo:font-style="normal" style:text-underline-style="none" fo:font-weight="normal" officeooo:rsid="00164764" style:font-name-asian="Times New Roman1" style:font-size-asian="12pt" style:language-asian="en" style:country-asian="GB" style:font-style-asian="normal" style:font-weight-asian="normal" style:font-name-complex="Times New Roman1" style:font-size-complex="12pt" style:font-style-complex="normal" style:font-weight-complex="normal" loext:padding="0in" loext:border="non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8524e" style:font-weight-asian="bold" style:font-weight-complex="bold"/>
    </style:style>
    <style:style style:name="T26" style:family="text">
      <style:text-properties fo:font-weight="bold" officeooo:rsid="001c9111" style:font-weight-asian="bold" style:font-weight-complex="bold"/>
    </style:style>
    <style:style style:name="T27" style:family="text">
      <style:text-properties officeooo:rsid="001c9111"/>
    </style:style>
    <style:style style:name="gr1" style:family="graphic">
      <style:graphic-properties draw:stroke="none" svg:stroke-width="0in" draw:fill="solid" draw:fill-color="#ff8251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Oleg Kukil</text:span><text:span text:style-name="T2"><text:line-break/></text:span><text:span text:style-name="T3">Ivano-Frankivsk</text:span><text:span text:style-name="T2"><text:line-break/></text:span><text:span text:style-name="T3">nine 5 nine 11 43 nine 6</text:span><text:span text:style-name="T2"><text:line-break/></text:span><text:a xlink:type="simple" xlink:href="mailto:oleggg.normal@gmail.com" text:style-name="Internet_20_link" text:visited-style-name="Visited_20_Internet_20_Link"><text:span text:style-name="T3">oleggg.normal@gmail.com</text:span></text:a></text:p>
      <text:p text:style-name="P17"/>
      <text:p text:style-name="P8">Personal statement</text:p>
      <text:p text:style-name="P9">Young web-developer from Precarpathian capital of Ukraine Ivano-Frankivks. Was studying in famous College of Electronic Devices from 2009 to 2013 years. <text:span text:style-name="T19">Then began my journey into the world of internet.</text:span></text:p>
      <text:p text:style-name="P9"/>
      <text:p text:style-name="P8">Core skills</text:p>
      <text:p text:style-name="P1"><draw:rect text:anchor-type="as-char" svg:y="0in" draw:z-index="0" draw:style-name="gr1" draw:text-style-name="P40" svg:width="0.0012in" svg:height="0.0524in"><text:p/></draw:rect></text:p>
      <text:list xml:id="list2297420477966200966" text:style-name="WWNum1">
        <text:list-item>
          <text:p text:style-name="P26"><text:span text:style-name="T19">Good programming skills, </text:span>development knowledge <text:span text:style-name="T19">in servers, </text:span>databases <text:span text:style-name="T19">and other helpers programs</text:span></text:p>
        </text:list-item>
        <text:list-item>
          <text:p text:style-name="P28">Strong independent thinking and solving problems is simplest ways</text:p>
        </text:list-item>
        <text:list-item>
          <text:p text:style-name="P28">Years of experience with back-end development and system administration</text:p>
          <text:p text:style-name="P31"/>
        </text:list-item>
      </text:list>
      <text:p text:style-name="P20">Work history </text:p>
      <text:p text:style-name="P11"><text:span text:style-name="T10">Full Stack </text:span><text:span text:style-name="T8">Developer – </text:span><text:span text:style-name="T10">Softjourn</text:span><text:span text:style-name="T8">, </text:span><text:span text:style-name="T10">Ivano-Frankivs’k</text:span><text:span text:style-name="T4"><text:line-break/></text:span><text:span text:style-name="T16">(August 20</text:span><text:span text:style-name="T18">14</text:span><text:span text:style-name="T16"> – </text:span><text:span text:style-name="T18">June </text:span><text:span text:style-name="T16">201</text:span><text:span text:style-name="T18">6</text:span><text:span text:style-name="T16">) </text:span><text:span text:style-name="T21">(</text:span><text:span text:style-name="T22">22</text:span><text:span text:style-name="T21"> months)</text:span></text:p>
      <text:p text:style-name="P6">Duties</text:p>
      <text:list xml:id="list4717969390151885756" text:style-name="WWNum4">
        <text:list-item>
          <text:p text:style-name="P30">Experience with Backbone.js front-end development</text:p>
        </text:list-item>
        <text:list-item>
          <text:p text:style-name="P30">Working with adaptive HTML layout for different devices</text:p>
        </text:list-item>
        <text:list-item>
          <text:p text:style-name="P30">Experience with back-end PHP programming and DB design</text:p>
        </text:list-item>
        <text:list-item>
          <text:p text:style-name="P30">Maintaining server infrastructure and deploying code</text:p>
        </text:list-item>
        <text:list-item>
          <text:p text:style-name="P30">Experience with different service providers APIs</text:p>
        </text:list-item>
        <text:list-item>
          <text:p text:style-name="P30">Good knowledge of Angular 1.* development</text:p>
        </text:list-item>
        <text:list-item>
          <text:p text:style-name="P30">REST API engineering on Node.js + Mongo DB</text:p>
        </text:list-item>
        <text:list-item>
          <text:p text:style-name="P30">Linux System Administration </text:p>
        </text:list-item>
      </text:list>
      <text:p text:style-name="P18"><text:soft-page-break/></text:p>
      <text:p text:style-name="P10"><text:span text:style-name="T9">Junior PHP/HTML Developer – Ukietech, Ivano-Frankivs’k</text:span><text:span text:style-name="T4"><text:line-break/></text:span><text:span text:style-name="T16">(</text:span><text:span text:style-name="T18">December</text:span><text:span text:style-name="T16"> 20</text:span><text:span text:style-name="T17">13</text:span><text:span text:style-name="T16"> – </text:span><text:span text:style-name="T18">June </text:span><text:span text:style-name="T16">201</text:span><text:span text:style-name="T18">4</text:span><text:span text:style-name="T16">) </text:span><text:span text:style-name="T21">(</text:span><text:span text:style-name="T22">6</text:span><text:span text:style-name="T21"> months)</text:span></text:p>
      <text:p text:style-name="P6">Duties</text:p>
      <text:list xml:id="list180413361342433" text:continue-numbering="true" text:style-name="WWNum4">
        <text:list-item>
          <text:p text:style-name="P27">Working <text:span text:style-name="T19">with command of developers on clients projects</text:span></text:p>
        </text:list-item>
        <text:list-item>
          <text:p text:style-name="P29">Integrating Sphinx realtime search into site search</text:p>
        </text:list-item>
        <text:list-item>
          <text:p text:style-name="P29">Integrating Phinx PHP migrations to existing code of site</text:p>
        </text:list-item>
        <text:list-item>
          <text:p text:style-name="P29">Developing HTML/CSS layout due to given tasks</text:p>
        </text:list-item>
      </text:list>
      <text:p text:style-name="P13"/>
      <text:p text:style-name="P14"><text:a xlink:type="simple" xlink:href="http://uamodna.com/" text:style-name="Internet_20_link" text:visited-style-name="Visited_20_Internet_20_Link"><text:span text:style-name="T5"/></text:a></text:p>
      <text:p text:style-name="P13"/>
      <text:p text:style-name="P10"><text:span text:style-name="T9">Junior PHP Developer – Lezgro, Ivano-Frankivs’k</text:span><text:span text:style-name="T4"><text:line-break/></text:span><text:span text:style-name="T16">(</text:span><text:span text:style-name="T17">May</text:span><text:span text:style-name="T16"> 20</text:span><text:span text:style-name="T17">13</text:span><text:span text:style-name="T16"> – </text:span><text:span text:style-name="T17">July</text:span><text:span text:style-name="T16"> </text:span><text:span text:style-name="T17">2013</text:span><text:span text:style-name="T16">) </text:span><text:span text:style-name="T21">(2 months)</text:span></text:p>
      <text:p text:style-name="P6">Duties</text:p>
      <text:list xml:id="list180414656793446" text:continue-numbering="true" text:style-name="WWNum4">
        <text:list-item>
          <text:p text:style-name="P27">Working <text:span text:style-name="T19">on clients projects with custom writed code.</text:span></text:p>
        </text:list-item>
        <text:list-item>
          <text:p text:style-name="P29">Working with projects writed on Yii, Zend</text:p>
        </text:list-item>
      </text:list>
      <text:p text:style-name="P33"/>
      <text:p text:style-name="P35"/>
      <text:p text:style-name="P35"/>
      <text:p text:style-name="P10"><text:span text:style-name="T9">Junior PHP Developer – TimTek, Ivano-Frankivs’k</text:span><text:span text:style-name="T4"><text:line-break/></text:span><text:span text:style-name="T16">(</text:span><text:span text:style-name="T17">January</text:span><text:span text:style-name="T16"> 20</text:span><text:span text:style-name="T17">13</text:span><text:span text:style-name="T16"> – </text:span><text:span text:style-name="T17">February</text:span><text:span text:style-name="T16"> 201</text:span><text:span text:style-name="T17">3</text:span><text:span text:style-name="T16">) </text:span><text:span text:style-name="T23">(1 month)</text:span></text:p>
      <text:p text:style-name="P36">Duties</text:p>
      <text:list xml:id="list180415081614456" text:continue-numbering="true" text:style-name="WWNum4">
        <text:list-item>
          <text:p text:style-name="P29">Developing Internet forum on Codeingiter</text:p>
        </text:list-item>
      </text:list>
      <text:p text:style-name="P34"/>
      <text:p text:style-name="P3"><text:span text:style-name="T4"><text:line-break/></text:span><text:span text:style-name="T15">Education</text:span></text:p>
      <text:p text:style-name="P1"><draw:rect text:anchor-type="as-char" svg:y="0in" draw:z-index="1" draw:style-name="gr1" draw:text-style-name="P40" svg:width="0.0012in" svg:height="0.0524in"><text:p/></draw:rect></text:p>
      <text:p text:style-name="P7">College of Electronic Devies</text:p>
      <text:p text:style-name="P4"><text:span text:style-name="T12">(200</text:span><text:span text:style-name="T13">9</text:span><text:span text:style-name="T12"> – 20</text:span><text:span text:style-name="T13">13</text:span><text:span text:style-name="T12">)</text:span><text:span text:style-name="T4"><text:line-break/></text:span><text:span text:style-name="T6">Junior specialist in </text:span><text:span text:style-name="T7">Automated Systems Design</text:span></text:p>
      <text:p text:style-name="P37"/>
      <text:p text:style-name="P37"/>
      <text:p text:style-name="P39">Proffessional skills</text:p>
      <text:p text:style-name="P2"><draw:rect text:anchor-type="as-char" svg:y="0in" draw:z-index="2" draw:style-name="gr1" draw:text-style-name="P40" svg:width="0.0012in" svg:height="0.0524in"><text:p/></draw:rect></text:p>
      <text:p text:style-name="P15"><text:span text:style-name="T24">PHP</text:span> – 4 years of experience</text:p>
      <text:p text:style-name="P12"><text:span text:style-name="T24">Linux </text:span>– 4 years of experience</text:p>
      <text:p text:style-name="P25"><text:span text:style-name="T26">Git </text:span>– <text:span text:style-name="T27">3</text:span> years of experience</text:p>
      <text:p text:style-name="P12"><text:span text:style-name="T24">Javascript, Node.js</text:span> – 2 years of experience</text:p>
      <text:p text:style-name="P12"><text:span text:style-name="T24">Yii, </text:span><text:span text:style-name="T25">Phalcon</text:span> – 1 year of experience</text:p>
      <text:p text:style-name="P12"><text:span text:style-name="T24">Angular</text:span> – <text:span text:style-name="T20">1 year of experience</text:span></text:p>
      <text:p text:style-name="P5"><text:span text:style-name="T11">Python</text:span><text:span text:style-name="T7"> – begginer, learning in progress</text:span></text:p>
      <text:p text:style-name="P38"/>
      <text:p text:style-name="P38"/>
      <text:p text:style-name="P22">Languages</text:p>
      <text:p text:style-name="P23"/>
      <text:p text:style-name="P12"><text:span text:style-name="T24">Ukrainian </text:span>— native</text:p>
      <text:p text:style-name="P12"><text:span text:style-name="T24">Rusian </text:span><text:span text:style-name="T20">— middle</text:span></text:p>
      <text:p text:style-name="P5"><text:span text:style-name="T11">English</text:span><text:span text:style-name="T14"> — upper intermediate</text:span></text:p>
      <text:p text:style-name="P3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2" style:family="paragraph" style:parent-style-name="Standard">
      <style:paragraph-properties fo:margin-top="0in" fo:margin-bottom="0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3307in" fo:margin-bottom="0.1654in" loext:contextual-spacing="false" fo:text-indent="0in" style:auto-text-indent="false" fo:padding="0in" fo:border-left="none" fo:border-right="none" fo:border-top="none" fo:border-bottom="0.11pt solid #c0c0c0"/>
      <style:text-properties style:use-window-font-color="tru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2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e Bruce</meta:initial-creator>
    <meta:editing-cycles>4</meta:editing-cycles>
    <meta:creation-date>2015-11-23T15:59:00</meta:creation-date>
    <dc:date>2016-09-24T18:04:12.441914535</dc:date>
    <meta:editing-duration>PT1H10M52S</meta:editing-duration>
    <meta:generator>LibreOffice/5.1.4.2$Linux_X86_64 LibreOffice_project/10m0$Build-2</meta:generator>
    <meta:document-statistic meta:table-count="0" meta:image-count="0" meta:object-count="0" meta:page-count="3" meta:paragraph-count="50" meta:word-count="305" meta:character-count="2069" meta:non-whitespace-character-count="1807"/>
    <meta:user-defined meta:name="AppVersion">15.0000</meta:user-defined>
    <meta:user-defined meta:name="Company">Trinity Mirror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